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f naive_string_match(text, pattern):</text:p>
      <text:p text:style-name="Standard"><text:s text:c="4"/>n = len(text)</text:p>
      <text:p text:style-name="Standard"><text:s text:c="4"/>m = len(pattern)</text:p>
      <text:p text:style-name="Standard"><text:s text:c="4"/>indices = [] <text:s/># to store all matching positions</text:p>
      <text:p text:style-name="Standard"/>
      <text:p text:style-name="Standard"><text:s text:c="4"/># Loop over all possible starting positions in text</text:p>
      <text:p text:style-name="Standard"><text:s text:c="4"/>for i in range(n - m + 1):</text:p>
      <text:p text:style-name="Standard"><text:s text:c="8"/>for j in range(m):</text:p>
      <text:p text:style-name="Standard"><text:s text:c="12"/>if text[i + j] != pattern[j]:</text:p>
      <text:p text:style-name="Standard"><text:s text:c="16"/>break</text:p>
      <text:p text:style-name="Standard"><text:s text:c="8"/>else:</text:p>
      <text:p text:style-name="Standard"><text:s text:c="12"/># If the inner loop wasn't broken, we found a match</text:p>
      <text:p text:style-name="Standard"><text:s text:c="12"/>indices.append(i)</text:p>
      <text:p text:style-name="Standard"><text:s text:c="4"/>return indices <text:s/># return all positions where pattern occurs</text:p>
      <text:p text:style-name="Standard"/>
      <text:p text:style-name="Standard"># Example usage of the function</text:p>
      <text:p text:style-name="Standard">if __name__ == "__main__":</text:p>
      <text:p text:style-name="Standard"><text:s text:c="4"/>text = "ababcabcabababd"</text:p>
      <text:p text:style-name="Standard"><text:s text:c="4"/>pattern = "abab"</text:p>
      <text:p text:style-name="Standard"><text:s text:c="4"/>result = naive_string_match(text, pattern)</text:p>
      <text:p text:style-name="Standard"><text:s text:c="4"/>print("Pattern found at indices:", resul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08T19:39:11.309744367</meta:creation-date>
    <dc:date>2025-11-08T19:40:11.327188870</dc:date>
    <meta:editing-duration>PT1M1S</meta:editing-duration>
    <meta:editing-cycles>1</meta:editing-cycles>
    <meta:document-statistic meta:table-count="0" meta:image-count="0" meta:object-count="0" meta:page-count="1" meta:paragraph-count="19" meta:word-count="93" meta:character-count="664" meta:non-whitespace-character-count="480"/>
    <meta:generator>LibreOffice/6.0.7.3$Linux_x86 LibreOffice_project/00m0$Build-3</meta:generator>
  </office:meta>
</office:document-meta>
</file>